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d9b3" officeooo:paragraph-rsid="001cd9b3"/>
    </style:style>
    <style:style style:name="P2" style:family="paragraph" style:parent-style-name="Standard">
      <style:text-properties officeooo:rsid="001cd9b3" officeooo:paragraph-rsid="001cd9b3"/>
    </style:style>
    <style:style style:name="P3" style:family="paragraph" style:parent-style-name="Standard">
      <style:text-properties officeooo:rsid="001e489f" officeooo:paragraph-rsid="001e489f"/>
    </style:style>
    <style:style style:name="P4" style:family="paragraph" style:parent-style-name="Title">
      <style:text-properties officeooo:rsid="001cd9b3" officeooo:paragraph-rsid="001cd9b3"/>
    </style:style>
    <style:style style:name="P5" style:family="paragraph" style:parent-style-name="Table_20_Contents">
      <style:text-properties officeooo:rsid="001cd9b3" officeooo:paragraph-rsid="001cd9b3"/>
    </style:style>
    <style:style style:name="P6" style:family="paragraph" style:parent-style-name="Table_20_Contents">
      <style:text-properties officeooo:rsid="00207ef9" officeooo:paragraph-rsid="00207ef9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rsid="001cd9b3" officeooo:paragraph-rsid="001cd9b3"/>
    </style:style>
    <style:style style:name="P10" style:family="paragraph" style:parent-style-name="Table_20_Contents">
      <style:text-properties officeooo:rsid="0020ee8d" officeooo:paragraph-rsid="0020ee8d"/>
    </style:style>
    <style:style style:name="T1" style:family="text">
      <style:text-properties style:font-name="Courier New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llaboration Document – Specification</text:p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"><text:a xlink:type="simple" xlink:href="#__RefHeading__105_950520659" text:style-name="Index_20_Link" text:visited-style-name="Index_20_Link">References<text:tab/>1</text:a></text:p>
          <text:p text:style-name="P7"><text:a xlink:type="simple" xlink:href="#__RefHeading__107_950520659" text:style-name="Index_20_Link" text:visited-style-name="Index_20_Link">Weblinks<text:tab/>1</text:a></text:p>
          <text:p text:style-name="P7"><text:a xlink:type="simple" xlink:href="#__RefHeading__109_950520659" text:style-name="Index_20_Link" text:visited-style-name="Index_20_Link">Material list<text:tab/>1</text:a></text:p>
          <text:p text:style-name="P7"><text:a xlink:type="simple" xlink:href="#__RefHeading__111_950520659" text:style-name="Index_20_Link" text:visited-style-name="Index_20_Link">Design<text:tab/>1</text:a></text:p>
          <text:p text:style-name="P7"><text:a xlink:type="simple" xlink:href="#__RefHeading__113_950520659" text:style-name="Index_20_Link" text:visited-style-name="Index_20_Link">Important notes<text:tab/>2</text:a></text:p>
          <text:p text:style-name="P8"><text:a xlink:type="simple" xlink:href="#__RefHeading__115_950520659" text:style-name="Index_20_Link" text:visited-style-name="Index_20_Link">Arduino hardware<text:tab/>2</text:a></text:p>
          <text:p text:style-name="P7"><text:a xlink:type="simple" xlink:href="#__RefHeading__105_1670988954" text:style-name="Index_20_Link" text:visited-style-name="Index_20_Link">Solid state relay<text:tab/>2</text:a></text:p>
          <text:p text:style-name="P8"><text:a xlink:type="simple" xlink:href="#__RefHeading__107_1670988954" text:style-name="Index_20_Link" text:visited-style-name="Index_20_Link">Measurements:<text:tab/>2</text:a></text:p>
        </text:index-body>
      </text:table-of-content>
      <text:p text:style-name="P1"/>
      <text:h text:style-name="P9" text:outline-level="1"><text:bookmark-start text:name="__RefHeading__105_950520659"/>References<text:bookmark-end text:name="__RefHeading__105_950520659"/></text:h>
      <text:p text:style-name="P1"><text:a xlink:type="simple" xlink:href="http://arduino.cc/en/Reference/HomePage">http://arduino.cc/en/Reference/HomePage</text:a></text:p>
      <text:p text:style-name="Standard">Arduino uses a language which has been derived from the popular processing programming environment. The above link provides a reference over the basic features.</text:p>
      <text:p text:style-name="Standard"/>
      <text:h text:style-name="Heading_20_1" text:outline-level="1"><text:bookmark-start text:name="__RefHeading__107_950520659"/>Weblinks<text:bookmark-end text:name="__RefHeading__107_950520659"/></text:h>
      <text:p text:style-name="P2">http://de.wikipedia.org/wiki/Relais#Halbleiterrelais<text:line-break/>https://github.com/forflo/arduino_elsock (Link to repository)<text:line-break/>http://arduino.cc/ (Homepage to Arduino)<text:line-break/>http://arduino.cc/en/Reference/Ethernet (Reference for ethernet functionality)<text:line-break/>http://arduino.cc/en/Tutorial/DhcpChatServer (Example code...)</text:p>
      <text:p text:style-name="P2"/>
      <text:h text:style-name="Heading_20_1" text:outline-level="1"><text:bookmark-start text:name="__RefHeading__109_950520659"/>Material list<text:bookmark-end text:name="__RefHeading__109_950520659"/></text:h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Electric cable capable of 220V alternating current</text:p>
          </table:table-cell>
        </table:table-row>
        <table:table-row>
          <table:table-cell table:style-name="Tabelle1.A2" office:value-type="string">
            <text:p text:style-name="P5">Surface mount housing</text:p>
          </table:table-cell>
        </table:table-row>
        <table:table-row>
          <table:table-cell table:style-name="Tabelle1.A2" office:value-type="string">
            <text:p text:style-name="P6">Solid State Relay (XSSR-DA2420)</text:p>
          </table:table-cell>
        </table:table-row>
        <table:table-row>
          <table:table-cell table:style-name="Tabelle1.A2" office:value-type="string">
            <text:p text:style-name="P10">Anschlussklemmen</text:p>
          </table:table-cell>
        </table:table-row>
      </table:table>
      <text:p text:style-name="P2"/>
      <text:h text:style-name="Heading_20_1" text:outline-level="1"><text:bookmark-start text:name="__RefHeading__111_950520659"/>Design<text:bookmark-end text:name="__RefHeading__111_950520659"/></text:h>
      <text:p text:style-name="P2"/>
      <text:p text:style-name="P2">Arduino acts as controller and serves a static webpage which can be queried by sending requests like<text:line-break/></text:p>
      <text:p text:style-name="P2"><text:soft-page-break/><text:span text:style-name="T1">GET / HTTP/1.1<text:line-break/>[...]</text:span><text:line-break/><text:line-break/>This site contains n buttons (with n being the number of controllable electrical sockets) which can be clicked. Internally these buttons are just prettified hyperlinks.<text:line-break/><text:line-break/><text:span text:style-name="T1">GET /one HTTP/1.1<text:line-break/>[…]</text:span></text:p>
      <text:p text:style-name="P2"><text:line-break/>for example would thus result in a status change of the first electrical socket.</text:p>
      <text:p text:style-name="P2"/>
      <text:h text:style-name="Heading_20_1" text:outline-level="1"><text:bookmark-start text:name="__RefHeading__113_950520659"/>Important notes<text:bookmark-end text:name="__RefHeading__113_950520659"/></text:h>
      <text:h text:style-name="Heading_20_2" text:outline-level="2"><text:bookmark-start text:name="__RefHeading__115_950520659"/>Arduino hardware<text:bookmark-end text:name="__RefHeading__115_950520659"/></text:h>
      <text:p text:style-name="P2">IO-Ports just can handle 40mA of outgoing current. Any higher current would very likely damage the port or the ATMEGA chip.<text:line-break/><text:line-break/>Each port supplies 4,5V of voltage if used as output IO-Port.</text:p>
      <text:p text:style-name="P2"/>
      <text:h text:style-name="Heading_20_1" text:outline-level="1"><text:bookmark-start text:name="__RefHeading__105_1670988954"/>Solid state relay<text:bookmark-end text:name="__RefHeading__105_1670988954"/></text:h>
      <text:p text:style-name="P3">As the data sheet in ref/dataSheetSSRCW24 suggests, the resistance of the input circuit of the SSR (XSSR-DA2420) might be very high as well.</text:p>
      <text:p text:style-name="P3"/>
      <text:h text:style-name="Heading_20_2" text:outline-level="2"><text:bookmark-start text:name="__RefHeading__107_1670988954"/>Measurements:<text:bookmark-end text:name="__RefHeading__107_1670988954"/></text:h>
      <text:p text:style-name="P3">Turn-On Voltage: 5VDC =&gt; Turn-On Current: 0.012ADC = 12mADC</text:p>
      <text:p text:style-name="P3">Turn-On Voltage: 10VDC =&gt; Turn-On Current: 0.014ADC = 14mADC</text:p>
      <text:p text:style-name="P3">Turn-On Voltage: 20VDC =&gt; Turn-On Current: 0.016ADC = 16mADC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6:33:01.704000000</meta:creation-date>
    <dc:date>2014-10-06T12:59:56.190000000</dc:date>
    <meta:editing-duration>PT7S</meta:editing-duration>
    <meta:editing-cycles>5</meta:editing-cycles>
    <meta:generator>LibreOffice/4.2.6.3$Windows_x86 LibreOffice_project/3fd416d4c6db7d3204c17ce57a1d70f6e531ee21</meta:generator>
    <meta:document-statistic meta:table-count="1" meta:image-count="0" meta:object-count="0" meta:page-count="2" meta:paragraph-count="33" meta:word-count="241" meta:character-count="1782" meta:non-whitespace-character-count="1568"/>
  </office:meta>
</office:document-meta>
</file>